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type" svg:font-family="Monotype"/>
    <style:font-face style:name="Segoe UI" svg:font-family="'Segoe UI'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5.022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12.737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1.281cm"/>
    </style:style>
    <style:style style:name="co15" style:family="table-column">
      <style:table-column-properties fo:break-before="auto" style:column-width="4.994cm"/>
    </style:style>
    <style:style style:name="co16" style:family="table-column">
      <style:table-column-properties fo:break-before="auto" style:column-width="5.689cm"/>
    </style:style>
    <style:style style:name="co17" style:family="table-column">
      <style:table-column-properties fo:break-before="auto" style:column-width="11.289cm"/>
    </style:style>
    <style:style style:name="co18" style:family="table-column">
      <style:table-column-properties fo:break-before="auto" style:column-width="23.945cm"/>
    </style:style>
    <style:style style:name="co19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18.251cm"/>
    </style:style>
    <style:style style:name="co24" style:family="table-column">
      <style:table-column-properties fo:break-before="auto" style:column-width="4.639cm"/>
    </style:style>
    <style:style style:name="co25" style:family="table-column">
      <style:table-column-properties fo:break-before="auto" style:column-width="10.654cm"/>
    </style:style>
    <style:style style:name="ro6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8" style:family="table-row">
      <style:table-row-properties style:row-height="0.464cm" fo:break-before="auto" style:use-optimal-row-height="true"/>
    </style:style>
    <style:style style:name="ro9" style:family="table-row">
      <style:table-row-properties style:row-height="0.288cm" fo:break-before="auto" style:use-optimal-row-height="false"/>
    </style:style>
    <style:style style:name="ro10" style:family="table-row">
      <style:table-row-properties style:row-height="1.256cm" fo:break-before="auto" style:use-optimal-row-height="true"/>
    </style:style>
    <style:style style:name="ta6" style:family="table" style:master-page-name="PageStyle_5f_Page1">
      <style:table-properties table:display="true" style:writing-mode="lr-tb"/>
    </style:style>
    <style:style style:name="ta4" style:family="table" style:master-page-name="PageStyle_5f_Page2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style:style style:name="ta5" style:family="table" style:master-page-name="PageStyle_5f_none_20_paged">
      <style:table-properties table:display="true" style:writing-mode="lr-tb"/>
    </style:style>
    <style:style style:name="ta7" style:family="table" style:master-page-name="PageStyle_5f_Page3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ext-properties style:font-name="Monotype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mments" table:style-name="ta3" table:print="false">
        <office:forms form:automatic-focus="false" form:apply-design-mode="false"/>
        <table:table-column table:style-name="co18" table:default-cell-style-name="Default"/>
        <table:table-row table:style-name="ro8">
          <table:table-cell table:style-name="ce15" office:value-type="string">
            <text:p>Related TotalMix FX Version: 1.96, 22.07.2024</text:p>
          </table:table-cell>
        </table:table-row>
        <table:table-row table:style-name="ro9">
          <table:table-cell table:style-name="ce15"/>
        </table:table-row>
        <table:table-row table:style-name="ro3">
          <table:table-cell office:value-type="string">
            <text:p>The OSC functionality in TotalMix was developed in 2014 for communication with “old” TouchOSC in a Mackie-Protocol style.</text:p>
          </table:table-cell>
        </table:table-row>
        <table:table-row table:style-name="ro3">
          <table:table-cell office:value-type="string">
            <text:p>This concept has a mixer-bank style and is freely assignable to large matrix mixers (like TotalMix). Resulting from this is</text:p>
          </table:table-cell>
        </table:table-row>
        <table:table-row table:style-name="ro2">
          <table:table-cell office:value-type="string">
            <text:p>a control-element-orientated addressing with dynamic mapping to certain channels, depending on bank assignment.</text:p>
          </table:table-cell>
        </table:table-row>
        <table:table-row table:style-name="ro3">
          <table:table-cell office:value-type="string">
            <text:p>Bank start, bus selection and submix selection can be controlled by buttons to navigate in the mixer matrix – like with MIDI Mackie Control.</text:p>
          </table:table-cell>
        </table:table-row>
        <table:table-row table:style-name="ro2">
          <table:table-cell office:value-type="string">
            <text:p>Single-channel settings (Page 2 and 4) are addressed by a “single channel offset” to the bank start.</text:p>
          </table:table-cell>
        </table:table-row>
        <table:table-row table:style-name="ro3">
          <table:table-cell office:value-type="string">
            <text:p>Many labels were assigned to match the MultiPush elements of TouchOSC.</text:p>
          </table:table-cell>
        </table:table-row>
        <table:table-row table:style-name="ro3">
          <table:table-cell office:value-type="string">
            <text:p>Later some “none-paged” parameters were attached to allow direct control of submix, bank-start and single-channel-page-offset in the bank.</text:p>
          </table:table-cell>
        </table:table-row>
        <table:table-row table:style-name="ro2">
          <table:table-cell office:value-type="string">
            <text:p>“Page” selection is mainly relevant for parameter re-sending: selecting a new page by sending any parameter containing a new page number triggers</text:p>
          </table:table-cell>
        </table:table-row>
        <table:table-row table:style-name="ro3">
          <table:table-cell office:value-type="string">
            <text:p>a complete re-send of all parameters of the newly selected page by TotalMix.</text:p>
          </table:table-cell>
        </table:table-row>
        <table:table-row table:style-name="ro2">
          <table:table-cell table:style-name="ce15"/>
        </table:table-row>
        <table:table-row table:style-name="ro2">
          <table:table-cell table:style-name="ce15" office:value-type="string">
            <text:p>Table Columns:</text:p>
          </table:table-cell>
        </table:table-row>
        <table:table-row table:style-name="ro3">
          <table:table-cell office:value-type="string">
            <text:p>Name – string label for OSC-Command, extended by page prefix, e.g. „/1/bank+“; none paged parameters only „/“, e.g. „/setSubmix“</text:p>
          </table:table-cell>
        </table:table-row>
        <table:table-row table:style-name="ro3">
          <table:table-cell office:value-type="string">
            <text:p>Function Type – short description of controlled TotalMix function</text:p>
          </table:table-cell>
        </table:table-row>
        <table:table-row table:style-name="ro2">
          <table:table-cell office:value-type="string">
            <text:p>Scale Type Parameter – scaling of received and sent back values (see list below)</text:p>
          </table:table-cell>
        </table:table-row>
        <table:table-row table:style-name="ro3">
          <table:table-cell office:value-type="string">
            <text:p>Scale Type Display Value – scaling of an additional label, sent only by TotalMix, with postfix „Val“, e.g. „/1/volume1Val“ (see list of scale types below)</text:p>
          </table:table-cell>
        </table:table-row>
        <table:table-row table:style-name="ro2">
          <table:table-cell office:value-type="string">
            <text:p>Channel – Channel offset for multichannel functions (Page 1)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table:style-name="ce15" office:value-type="string">
            <text:p>Scale Types</text:p>
          </table:table-cell>
        </table:table-row>
        <table:table-row table:style-name="ro3">
          <table:table-cell office:value-type="string">
            <text:p>kOSCScaleNoSend,<text:tab/>// no value sent by TotalMix FX (e.g. for navigation buttons or if there is no additional Display Value)</text:p>
          </table:table-cell>
        </table:table-row>
        <table:table-row table:style-name="ro2">
          <table:table-cell office:value-type="string">
            <text:p>kOSCScaleLin01, <text:s text:c="8"/>// linear receive/send value, scaled between 0.0 and 1.0 – e.g. 0.000, 0.333, 0.666, 1.000 for 4 types of EQ band characteristics</text:p>
          </table:table-cell>
        </table:table-row>
        <table:table-row table:style-name="ro3">
          <table:table-cell office:value-type="string">
            <text:p>kOSCScaleFader,<text:tab/><text:tab/>// receive/send value between 0.0 and 1.0 scaled in fader curve</text:p>
          </table:table-cell>
        </table:table-row>
        <table:table-row table:style-name="ro3">
          <table:table-cell office:value-type="string">
            <text:p>kOSCScaleFreq,<text:tab/><text:tab/>// receive/send value between 0.0 and 1.0 scaled in pseudo logarithmic curve for frequency knobs</text:p>
          </table:table-cell>
        </table:table-row>
        <table:table-row table:style-name="ro3">
          <table:table-cell office:value-type="string">
            <text:p>kOSCScaleOnOff,<text:tab/><text:tab/>// receive/send value 0.0 or 1.0 for off/on</text:p>
          </table:table-cell>
        </table:table-row>
        <table:table-row table:style-name="ro3">
          <table:table-cell office:value-type="string">
            <text:p>kOSCScaleToggle,<text:tab/>// receive value 1.0 toggles TotalMix value; TotalMix re-sends 0.0 or 1.0 for on/off </text:p>
          </table:table-cell>
        </table:table-row>
        <table:table-row table:style-name="ro3">
          <table:table-cell office:value-type="string">
            <text:p>KOSCScaleDirect <text:s text:c="7"/>// receive/send value in 1:1 scale as described in table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kOSCScalePrintVal, <text:s text:c="5"/>// send string with value (number) from TotalMix</text:p>
          </table:table-cell>
        </table:table-row>
        <table:table-row table:style-name="ro3">
          <table:table-cell office:value-type="string">
            <text:p>kOSCScalePrintdB, <text:s text:c="4"/><text:tab/>// send string in dB and -oo</text:p>
          </table:table-cell>
        </table:table-row>
        <table:table-row table:style-name="ro3">
          <table:table-cell office:value-type="string">
            <text:p>kOSCScalePrintPan,<text:tab/>// send string Pan (e.g. “L5“)</text:p>
          </table:table-cell>
        </table:table-row>
        <table:table-row table:style-name="ro3">
          <table:table-cell office:value-type="string">
            <text:p>kOSCPrintSelection,<text:tab/>// send string for selection values (e.g. "Bell" for EQ type)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kOSCScaleString, <text:s text:c="3"/><text:tab/>// special labels or information strings</text:p>
          </table:table-cell>
        </table:table-row>
        <table:table-row table:style-name="ro2">
          <table:table-cell/>
        </table:table-row>
        <table:table-row table:style-name="ro2">
          <table:table-cell table:style-name="ce15" office:value-type="string">
            <text:p>Fader Curve calculations</text:p>
          </table:table-cell>
        </table:table-row>
        <table:table-row table:style-name="ro2">
          <table:table-cell table:style-name="ce16" office:value-type="string">
            <text:p>float faderPos = receivedValue * 1023.0f;</text:p>
          </table:table-cell>
        </table:table-row>
        <table:table-row table:style-name="ro2">
          <table:table-cell table:style-name="ce16" office:value-type="string">
            <text:p>if(faderPos &gt;= 649.0f) dBValue = faderPos * 0.0320855615f - 26.8235294118f;</text:p>
          </table:table-cell>
        </table:table-row>
        <table:table-row table:style-name="ro2">
          <table:table-cell table:style-name="ce16" office:value-type="string">
            <text:p>else dBValue = (faderPos * faderPos) * (-1.0f/11033.0f) + faderPos * 0.1497326203f - 65.0f;</text:p>
          </table:table-cell>
        </table:table-row>
        <table:table-row table:style-name="ro2">
          <table:table-cell table:style-name="ce16"/>
        </table:table-row>
        <table:table-row table:style-name="ro2">
          <table:table-cell table:style-name="ce16" office:value-type="string">
            <text:p>if(dBValue &gt;= -6.0f) sendValue = ((dBValue + 26.8235294118f) * (1.0f/0.0320855615f)) / 1023.0f;</text:p>
          </table:table-cell>
        </table:table-row>
        <table:table-row table:style-name="ro2">
          <table:table-cell table:style-name="ce16" office:value-type="string">
            <text:p>else sendValue = (826.0f - sqrtf(-34869.0f - 11033.0f * dBValue)) / 1023.0f;</text:p>
          </table:table-cell>
        </table:table-row>
        <table:table-row table:style-name="ro2">
          <table:table-cell table:style-name="ce16" office:value-type="string">
            <text:p>sendValue = minmax(0.0f, sendValue, 1.0f);</text:p>
          </table:table-cell>
        </table:table-row>
        <table:table-row table:style-name="ro2">
          <table:table-cell table:style-name="ce16"/>
        </table:table-row>
        <table:table-row table:style-name="ro2">
          <table:table-cell table:style-name="ce16" office:value-type="string">
            <text:p>sendValue = (log(freqValue) – log(20.0f)) / (log(20000.0f) – log(20.0f));</text:p>
          </table:table-cell>
        </table:table-row>
        <table:table-row table:style-name="ro2">
          <table:table-cell table:style-name="ce16"/>
        </table:table-row>
        <table:table-row table:style-name="ro2">
          <table:table-cell table:style-name="ce16" office:value-type="string">
            <text:p>freqValue = exp(receivedValue * (log(20000.0f) – log(20.0f)) + log(20.0f));</text:p>
          </table:table-cell>
        </table:table-row>
        <table:table-row table:style-name="ro2">
          <table:table-cell/>
        </table:table-row>
        <table:table-row table:style-name="ro2">
          <table:table-cell table:style-name="ce15" office:value-type="string">
            <text:p>New in 1.96</text:p>
          </table:table-cell>
        </table:table-row>
        <table:table-row table:style-name="ro2">
          <table:table-cell office:value-type="string">
            <text:p>- Room EQ in Page 4</text:p>
          </table:table-cell>
        </table:table-row>
        <table:table-row table:style-name="ro2">
          <table:table-cell office:value-type="string">
            <text:p>- Mic/Preamp-Gain scaled device and channel dependent (turned off in 1.90 compatibility mode)</text:p>
          </table:table-cell>
        </table:table-row>
        <table:table-row table:style-name="ro2">
          <table:table-cell office:value-type="string">
            <text:p>- EQ-Band-Type (characteristics) scaled <text:s/>device dependent (turned off in 1.90 compatibility mode)</text:p>
          </table:table-cell>
        </table:table-row>
        <table:table-row table:style-name="ro2">
          <table:table-cell office:value-type="string">
            <text:p>- Expander-Threshold scaled to range -99.0 to -20.0 (turned off in 1.90.compatibility mode)</text:p>
          </table:table-cell>
        </table:table-row>
        <table:table-row table:style-name="ro2">
          <table:table-cell office:value-type="string">
            <text:p>- Increment changed for Room Scale (Reverb) to 0.01 and Auto Level Max Gain to 0.5 (turned off in 1.90 compatibility mode)</text:p>
          </table:table-cell>
        </table:table-row>
        <table:table-row table:style-name="ro2">
          <table:table-cell office:value-type="string">
            <text:p>- checking of certain parameters (e.g. Phantom Power, Instrument) for bus and channel; re-sending 0 if not available</text:p>
          </table:table-cell>
        </table:table-row>
        <table:table-row table:style-name="ro2">
          <table:table-cell office:value-type="string">
            <text:p>- re-sending 0 for Cue in Input and Playback Bus and for Cue-To channel</text:p>
          </table:table-cell>
        </table:table-row>
        <table:table-row table:style-name="ro2">
          <table:table-cell office:value-type="string">
            <text:p>- no more cyclic sending of Stop/Play/Record Buttons; Play Button alternating in Pause Mode</text:p>
          </table:table-cell>
        </table:table-row>
        <table:table-row table:style-name="ro2">
          <table:table-cell office:value-type="string">
            <text:p>- new Record State as text string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TouchOSC specific</text:p>
          </table:table-cell>
        </table:table-row>
        <table:table-row table:style-name="ro3">
          <table:table-cell office:value-type="string">
            <text:p>- New TouchOSC version has different behaviour of MultiPush fields. This required a changed template (Page 3: Snapshots and Groups as single push buttons).</text:p>
          </table:table-cell>
        </table:table-row>
        <table:table-row table:style-name="ro3">
          <table:table-cell office:value-type="string">
            <text:p>- Remaining MultiPush fields do not react on receive, while button is still touched. So long touching leads to wrong display state for Cue, Phantom, etc.</text:p>
          </table:table-cell>
        </table:table-row>
      </table:table>
      <table:table table:name="none paged" table:style-name="ta5" table:print="false">
        <office:forms form:automatic-focus="false" form:apply-design-mode="false"/>
        <table:table-column table:style-name="co3" table:number-columns-repeated="2" table:default-cell-style-name="ce7"/>
        <table:table-column table:style-name="co23" table:default-cell-style-name="ce7"/>
        <table:table-column table:style-name="co3" table:number-columns-repeated="2" table:default-cell-style-name="ce7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>
          <table:table-cell table:style-name="ce4" office:value-type="string">
            <text:p><text:s text:c="4"/>None paged (receive only, page independent)</text:p>
          </table:table-cell>
          <table:table-cell table:style-name="ce8"/>
          <table:table-cell table:number-columns-repeated="10"/>
        </table:table-row>
        <table:table-row table:style-name="ro6">
          <table:table-cell table:style-name="ce4"/>
          <table:table-cell table:style-name="ce8"/>
          <table:table-cell table:number-columns-repeated="10"/>
        </table:table-row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Value Range</text:p>
          </table:table-cell>
          <table:table-cell table:style-name="ce9" office:value-type="string">
            <text:p>Description</text:p>
          </table:table-cell>
          <table:table-cell table:style-name="ce5" table:number-columns-repeated="2"/>
          <table:table-cell table:number-columns-repeated="7"/>
        </table:table-row>
        <table:table-row table:style-name="ro3">
          <table:table-cell office:value-type="string">
            <text:p>setSubmix</text:p>
          </table:table-cell>
          <table:table-cell office:value-type="string">
            <text:p>0...Submixcount-1</text:p>
          </table:table-cell>
          <table:table-cell table:style-name="ce17" office:value-type="string">
            <text:p>Received value selects a submix directly, Numbering starting at 0 for single channels</text:p>
          </table:table-cell>
          <table:table-cell table:number-columns-repeated="9"/>
        </table:table-row>
        <table:table-row table:style-name="ro10">
          <table:table-cell office:value-type="string">
            <text:p>setBankStart</text:p>
          </table:table-cell>
          <table:table-cell office:value-type="string">
            <text:p>0...Channelcount-1</text:p>
          </table:table-cell>
          <table:table-cell table:style-name="ce17" office:value-type="string">
            <text:p>Received value selects a channel directly for page 2, in page 1 the channel becomes the first channel of the bank (if not limited by channel number); Numbering starting at 0 for single channels, stereo channels selected by left channel number; only valid and remote-enabled channels are recognised </text:p>
          </table:table-cell>
          <table:table-cell table:number-columns-repeated="9"/>
        </table:table-row>
        <table:table-row table:style-name="ro3">
          <table:table-cell office:value-type="string">
            <text:p>setOffsetInBank</text:p>
          </table:table-cell>
          <table:table-cell office:value-type="string">
            <text:p>0...Banksize-1</text:p>
          </table:table-cell>
          <table:table-cell table:style-name="ce18" office:value-type="string">
            <text:p>Received value sets the channel in page 2 relative to start of bank in page 1 (counted in faders)</text:p>
          </table:table-cell>
          <table:table-cell table:number-columns-repeated="9"/>
        </table:table-row>
        <table:table-row table:style-name="ro3">
          <table:table-cell office:value-type="string">
            <text:p>loadQuickWorkspace</text:p>
          </table:table-cell>
          <table:table-cell office:value-type="string">
            <text:p>1...30</text:p>
          </table:table-cell>
          <table:table-cell table:style-name="ce18" office:value-type="string">
            <text:p>On receive TotalMix FX directly loads the requested Quick Workspace (if configured)</text:p>
          </table:table-cell>
          <table:table-cell table:number-columns-repeated="9"/>
        </table:table-row>
        <table:table-row table:style-name="ro3" table:number-rows-repeated="73">
          <table:table-cell table:number-columns-repeated="12"/>
        </table:table-row>
        <table:table-row table:style-name="ro3"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8" table:number-columns-repeated="5"/>
          <table:table-cell table:number-columns-repeated="7"/>
        </table:table-row>
        <table:table-row table:style-name="ro3" table:number-rows-repeated="1048493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Page1" table:style-name="ta6" table:print="false">
        <office:forms form:automatic-focus="false" form:apply-design-mode="false"/>
        <table:table-column table:style-name="co3" table:default-cell-style-name="ce7"/>
        <table:table-column table:style-name="co20" table:default-cell-style-name="ce7"/>
        <table:table-column table:style-name="co3" table:number-columns-repeated="2" table:default-cell-style-name="ce7"/>
        <table:table-column table:style-name="co21" table:default-cell-style-name="ce7"/>
        <table:table-column table:style-name="co2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>
          <table:table-cell table:style-name="ce4" office:value-type="string">
            <text:p>Page 1 – Mixer</text:p>
          </table:table-cell>
          <table:table-cell table:style-name="ce8"/>
          <table:table-cell table:number-columns-repeated="10"/>
        </table:table-row>
        <table:table-row table:style-name="ro6">
          <table:table-cell table:style-name="ce4"/>
          <table:table-cell table:style-name="ce8"/>
          <table:table-cell table:number-columns-repeated="10"/>
        </table:table-row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Function</text:p>
          </table:table-cell>
          <table:table-cell table:style-name="ce5" office:value-type="string">
            <text:p>Scale Type Parameter</text:p>
          </table:table-cell>
          <table:table-cell table:style-name="ce5" office:value-type="string">
            <text:p>Scale Type Display Value</text:p>
          </table:table-cell>
          <table:table-cell table:style-name="ce5" office:value-type="string">
            <text:p>Channel</text:p>
          </table:table-cell>
          <table:table-cell table:style-name="ce9" office:value-type="string">
            <text:p>Remarks</text:p>
          </table:table-cell>
          <table:table-cell table:number-columns-repeated="6"/>
        </table:table-row>
        <table:table-row table:style-name="ro3">
          <table:table-cell office:value-type="string">
            <text:p>busInput</text:p>
          </table:table-cell>
          <table:table-cell office:value-type="string">
            <text:p>Select Input Bus data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busPlayback</text:p>
          </table:table-cell>
          <table:table-cell office:value-type="string">
            <text:p>Select Playback Bus data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busOutput</text:p>
          </table:table-cell>
          <table:table-cell office:value-type="string">
            <text:p>Select Output Bus data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track+</text:p>
          </table:table-cell>
          <table:table-cell table:style-name="ce13" office:value-type="string">
            <text:p>shift bank start +1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track-</text:p>
          </table:table-cell>
          <table:table-cell table:style-name="ce13" office:value-type="string">
            <text:p>shift bank start -1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bank+</text:p>
          </table:table-cell>
          <table:table-cell office:value-type="string">
            <text:p>Change bank start +bank size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bank-</text:p>
          </table:table-cell>
          <table:table-cell office:value-type="string">
            <text:p>Change bank start -bank size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globalMute</text:p>
          </table:table-cell>
          <table:table-cell office:value-type="string">
            <text:p>Mute Enable (globally)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globalSolo</text:p>
          </table:table-cell>
          <table:table-cell office:value-type="string">
            <text:p>Solo Enable (globally)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trim</text:p>
          </table:table-cell>
          <table:table-cell office:value-type="string">
            <text:p>Trim mode for all channels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mainDim</text:p>
          </table:table-cell>
          <table:table-cell office:value-type="string">
            <text:p>DIM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mainSpeakerB</text:p>
          </table:table-cell>
          <table:table-cell office:value-type="string">
            <text:p>Assinge channel for speaker B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speakerBLinked</text:p>
          </table:table-cell>
          <table:table-cell office:value-type="string">
            <text:p>Speaker B volume linked to main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mainRecall</text:p>
          </table:table-cell>
          <table:table-cell office:value-type="string">
            <text:p>Recall Main Out Volum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mainMuteFx</text:p>
          </table:table-cell>
          <table:table-cell office:value-type="string">
            <text:p>Mute FX return on Main Out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mainMono</text:p>
          </table:table-cell>
          <table:table-cell office:value-type="string">
            <text:p>Mono for Main Out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mainExtIn</text:p>
          </table:table-cell>
          <table:table-cell office:value-type="string">
            <text:p>Enable Ext-In Path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3">
          <table:table-cell office:value-type="string">
            <text:p>mainTalkback</text:p>
          </table:table-cell>
          <table:table-cell office:value-type="string">
            <text:p>Enable Talkback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volume1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volume2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volume3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volume4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volume5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volume6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volume7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volume8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volume9 to volume 24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3">
          <table:table-cell office:value-type="string">
            <text:p>mastervolume</text:p>
          </table:table-cell>
          <table:table-cell office:value-type="string">
            <text:p>Main O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office:value-type="string">
            <text:p>special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pan1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pan2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an3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pan4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pan5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pan6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pan7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pan8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pan9-24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NoSend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mute/1/1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office:value-type="string">
            <text:p>Only effective in TotalMix (Monitoring)</text:p>
          </table:table-cell>
          <table:table-cell table:number-columns-repeated="6"/>
        </table:table-row>
        <table:table-row table:style-name="ro3">
          <table:table-cell office:value-type="string">
            <text:p>mute/1/2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ute/1/3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mute/1/4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mute/1/5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mute/1/6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mute/1/7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mute/1/8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mute/1/9-24</text:p>
          </table:table-cell>
          <table:table-cell office:value-type="string">
            <text:p>Channel Mute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micgain1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0">
            <text:p>0</text:p>
          </table:table-cell>
          <table:table-cell office:value-type="string">
            <text:p>Certain Inputs only (device depent)</text:p>
          </table:table-cell>
          <table:table-cell table:number-columns-repeated="6"/>
        </table:table-row>
        <table:table-row table:style-name="ro3">
          <table:table-cell office:value-type="string">
            <text:p>micgain2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1">
            <text:p>1</text:p>
          </table:table-cell>
          <table:table-cell office:value-type="string">
            <text:p>Sent to both channels when stereo</text:p>
          </table:table-cell>
          <table:table-cell table:number-columns-repeated="6"/>
        </table:table-row>
        <table:table-row table:style-name="ro3">
          <table:table-cell office:value-type="string">
            <text:p>micgain3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2">
            <text:p>2</text:p>
          </table:table-cell>
          <table:table-cell office:value-type="string">
            <text:p>Scale depending on channel and device</text:p>
          </table:table-cell>
          <table:table-cell table:number-columns-repeated="6"/>
        </table:table-row>
        <table:table-row table:style-name="ro3">
          <table:table-cell office:value-type="string">
            <text:p>micgain4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micgain5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micgain6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micgain7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micgain8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micgain9-micgain24</text:p>
          </table:table-cell>
          <table:table-cell office:value-type="string">
            <text:p>Microphon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0"/>
          <table:table-cell table:number-columns-repeated="7"/>
        </table:table-row>
        <table:table-row table:style-name="ro3">
          <table:table-cell office:value-type="string">
            <text:p>phantom/1/1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office:value-type="string">
            <text:p>Certain Inputs only (device depent)</text:p>
          </table:table-cell>
          <table:table-cell table:number-columns-repeated="6"/>
        </table:table-row>
        <table:table-row table:style-name="ro3">
          <table:table-cell office:value-type="string">
            <text:p>phantom/1/2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hantom/1/3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phantom/1/4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phantom/1/5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phantom/1/6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phantom/1/7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phantom/1/8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phantom/1/9-24</text:p>
          </table:table-cell>
          <table:table-cell office:value-type="string">
            <text:p>Phantom Power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olo/1/1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office:value-type="string">
            <text:p>PFL in PFL-Mode</text:p>
          </table:table-cell>
          <table:table-cell table:number-columns-repeated="6"/>
        </table:table-row>
        <table:table-row table:style-name="ro3">
          <table:table-cell office:value-type="string">
            <text:p>solo/1/2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1">
            <text:p>1</text:p>
          </table:table-cell>
          <table:table-cell office:value-type="string">
            <text:p>Inputs and Playbacks only</text:p>
          </table:table-cell>
          <table:table-cell table:number-columns-repeated="6"/>
        </table:table-row>
        <table:table-row table:style-name="ro3">
          <table:table-cell office:value-type="string">
            <text:p>solo/1/3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solo/1/4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solo/1/5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solo/1/6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solo/1/7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solo/1/8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solo/1/9-24</text:p>
          </table:table-cell>
          <table:table-cell office:value-type="string">
            <text:p>Solo/PFL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lect/1/1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select/1/2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select/1/3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select/1/4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select/1/5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select/1/6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select/1/7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select/1/8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select/1/9-24</text:p>
          </table:table-cell>
          <table:table-cell office:value-type="string">
            <text:p>Slection for ad-hoc fader group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0"/>
          <table:table-cell table:number-columns-repeated="7"/>
        </table:table-row>
        <table:table-row table:style-name="ro3">
          <table:table-cell office:value-type="string">
            <text:p>cue/1/1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office:value-type="string">
            <text:p>Outputs only</text:p>
          </table:table-cell>
          <table:table-cell table:number-columns-repeated="6"/>
        </table:table-row>
        <table:table-row table:style-name="ro3">
          <table:table-cell office:value-type="string">
            <text:p>cue/1/2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1">
            <text:p>1</text:p>
          </table:table-cell>
          <table:table-cell office:value-type="string">
            <text:p>Cue on Cue-To-Channel disables Cue</text:p>
          </table:table-cell>
          <table:table-cell table:number-columns-repeated="6"/>
        </table:table-row>
        <table:table-row table:style-name="ro3">
          <table:table-cell office:value-type="string">
            <text:p>cue/1/3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cue/1/4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cue/1/5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cue/1/6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cue/1/7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cue/1/8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cue/1/9-24</text:p>
          </table:table-cell>
          <table:table-cell office:value-type="string">
            <text:p>Cue Output</text:p>
          </table:table-cell>
          <table:table-cell office:value-type="string">
            <text:p>kOSCScaleOnOff</text:p>
          </table:table-cell>
          <table:table-cell office:value-type="string">
            <text:p>kOSCScaleNoSend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0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labelSubmix</text:p>
          </table:table-cell>
          <table:table-cell office:value-type="string">
            <text:p>Name of selected Submix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trackname1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trackname2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trackname3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trackname4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trackname5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trackname6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trackname7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trackname8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Trackname9-24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8" office:value-type="string">
            <text:p>level1Left</text:p>
          </table:table-cell>
          <table:table-cell table:style-name="ce8" office:value-type="string">
            <text:p>Level in dB</text:p>
          </table:table-cell>
          <table:table-cell table:style-name="ce8" office:value-type="string">
            <text:p>kOSCScaleLevel</text:p>
          </table:table-cell>
          <table:table-cell table:style-name="ce8" office:value-type="string">
            <text:p>kOSCScalePrintdB</text:p>
          </table:table-cell>
          <table:table-cell table:style-name="ce8" office:value-type="float" office:value="0">
            <text:p>0</text:p>
          </table:table-cell>
          <table:table-cell office:value-type="string">
            <text:p>Peak Hold can be enabled in TotalMix Settings</text:p>
          </table:table-cell>
          <table:table-cell table:number-columns-repeated="6"/>
        </table:table-row>
        <table:table-row table:style-name="ro3">
          <table:table-cell office:value-type="string">
            <text:p>level1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0">
            <text:p>0</text:p>
          </table:table-cell>
          <table:table-cell office:value-type="string">
            <text:p>Measured on „terminals“ (input pre FX, output post FX)</text:p>
          </table:table-cell>
          <table:table-cell table:number-columns-repeated="6"/>
        </table:table-row>
        <table:table-row table:style-name="ro3">
          <table:table-cell office:value-type="string">
            <text:p>level2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level2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level3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level3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level4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level4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level5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level5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level6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level6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level7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level7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level8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level8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string">
            <text:p>Level9Left-level24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3">
          <table:table-cell office:value-type="string">
            <text:p>Level9Right-level24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table:style-name="ce20" office:value-type="string">
            <text:p>8-47</text:p>
          </table:table-cell>
          <table:table-cell office:value-type="string">
            <text:p>available when selected in options</text:p>
          </table:table-cell>
          <table:table-cell table:number-columns-repeated="6"/>
        </table:table-row>
        <table:table-row table:style-name="ro2" table:number-rows-repeated="52">
          <table:table-cell table:number-columns-repeated="12"/>
        </table:table-row>
        <table:table-row table:style-name="ro6">
          <table:table-cell table:style-name="ce19"/>
          <table:table-cell table:number-columns-repeated="11"/>
        </table:table-row>
        <table:table-row table:style-name="ro6">
          <table:table-cell table:style-name="ce5" table:number-columns-repeated="5"/>
          <table:table-cell table:number-columns-repeated="7"/>
        </table:table-row>
        <table:table-row table:style-name="ro6" table:number-rows-repeated="1048384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Page2" table:style-name="ta4" table:print="false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5" table:number-columns-repeated="2" table:default-cell-style-name="ce7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>
          <table:table-cell table:style-name="ce4" office:value-type="string">
            <text:p>Page 2 – Channel Effects</text:p>
          </table:table-cell>
          <table:table-cell table:number-columns-repeated="10"/>
        </table:table-row>
        <table:table-row table:style-name="ro6">
          <table:table-cell table:style-name="ce4"/>
          <table:table-cell table:number-columns-repeated="10"/>
        </table:table-row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Function</text:p>
          </table:table-cell>
          <table:table-cell table:style-name="ce5" office:value-type="string">
            <text:p>Scale Type Parameter</text:p>
          </table:table-cell>
          <table:table-cell table:style-name="ce5" office:value-type="string">
            <text:p>Scale Type Display Value</text:p>
          </table:table-cell>
          <table:table-cell table:style-name="ce9" office:value-type="string">
            <text:p>Remarks</text:p>
          </table:table-cell>
          <table:table-cell table:number-columns-repeated="6"/>
        </table:table-row>
        <table:table-row table:style-name="ro3">
          <table:table-cell office:value-type="string">
            <text:p>busInput</text:p>
          </table:table-cell>
          <table:table-cell office:value-type="string">
            <text:p>Select Input Bus data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busPlayback</text:p>
          </table:table-cell>
          <table:table-cell office:value-type="string">
            <text:p>Select Playback Bus data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busOutput</text:p>
          </table:table-cell>
          <table:table-cell office:value-type="string">
            <text:p>Select Output Bus data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track+</text:p>
          </table:table-cell>
          <table:table-cell table:style-name="ce13" office:value-type="string">
            <text:p>select channel +1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track-</text:p>
          </table:table-cell>
          <table:table-cell table:style-name="ce13" office:value-type="string">
            <text:p>select channel -1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volume</text:p>
          </table:table-cell>
          <table:table-cell office:value-type="string">
            <text:p>Mix-Fader/Output Volume</text:p>
          </table:table-cell>
          <table:table-cell office:value-type="string">
            <text:p>kOSCScaleFader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pan</text:p>
          </table:table-cell>
          <table:table-cell office:value-type="string">
            <text:p>Mix-Pan/Balance/Output Balance</text:p>
          </table:table-cell>
          <table:table-cell office:value-type="string">
            <text:p>kOSCScaleLin01</text:p>
          </table:table-cell>
          <table:table-cell office:value-type="string">
            <text:p>kOSCScalePrintPan</text:p>
          </table:table-cell>
          <table:table-cell table:number-columns-repeated="7"/>
        </table:table-row>
        <table:table-row table:style-name="ro3">
          <table:table-cell office:value-type="string">
            <text:p>mute</text:p>
          </table:table-cell>
          <table:table-cell office:value-type="string">
            <text:p>Channel Mut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olo</text:p>
          </table:table-cell>
          <table:table-cell office:value-type="string">
            <text:p>Solo/PFL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PFL in PFL-Mode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phase</text:p>
          </table:table-cell>
          <table:table-cell office:value-type="string">
            <text:p>Phase Invert Left/Mono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phaseRight</text:p>
          </table:table-cell>
          <table:table-cell office:value-type="string">
            <text:p>Phase Invert Right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phantom</text:p>
          </table:table-cell>
          <table:table-cell office:value-type="string">
            <text:p>Phantom Power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Certain Inputs only (device dependent)</text:p>
          </table:table-cell>
          <table:table-cell table:number-columns-repeated="6"/>
        </table:table-row>
        <table:table-row table:style-name="ro3">
          <table:table-cell office:value-type="string">
            <text:p>instrument</text:p>
          </table:table-cell>
          <table:table-cell office:value-type="string">
            <text:p>Instrument Option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Certain Inputs only (device dependent)</text:p>
          </table:table-cell>
          <table:table-cell table:number-columns-repeated="6"/>
        </table:table-row>
        <table:table-row table:style-name="ro3">
          <table:table-cell office:value-type="string">
            <text:p>pad</text:p>
          </table:table-cell>
          <table:table-cell office:value-type="string">
            <text:p>Pad Option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Certain Inputs only (device dependent)</text:p>
          </table:table-cell>
          <table:table-cell table:number-columns-repeated="6"/>
        </table:table-row>
        <table:table-row table:style-name="ro3">
          <table:table-cell office:value-type="string">
            <text:p>msProc</text:p>
          </table:table-cell>
          <table:table-cell office:value-type="string">
            <text:p>Input MS-Processing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Only effective in TotalMix (Monitoring)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autoset</text:p>
          </table:table-cell>
          <table:table-cell office:value-type="string">
            <text:p>AutoSet Gain Option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Certain Inputs only (device dependent)</text:p>
          </table:table-cell>
          <table:table-cell table:number-columns-repeated="6"/>
        </table:table-row>
        <table:table-row table:style-name="ro3">
          <table:table-cell office:value-type="string">
            <text:p>loopback</text:p>
          </table:table-cell>
          <table:table-cell office:value-type="string">
            <text:p>Enable Loopback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Outputs Only</text:p>
          </table:table-cell>
          <table:table-cell table:number-columns-repeated="6"/>
        </table:table-row>
        <table:table-row table:style-name="ro3">
          <table:table-cell office:value-type="string">
            <text:p>stereo</text:p>
          </table:table-cell>
          <table:table-cell office:value-type="string">
            <text:p>Set Channel Stereo/Mono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cue</text:p>
          </table:table-cell>
          <table:table-cell office:value-type="string">
            <text:p>Cue Output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Outputs Only</text:p>
          </table:table-cell>
          <table:table-cell table:number-columns-repeated="6"/>
        </table:table-row>
        <table:table-row table:style-name="ro11">
          <table:table-cell table:style-name="ce23" office:value-type="string">
            <text:p>talkbackSel</text:p>
          </table:table-cell>
          <table:table-cell table:style-name="ce24" office:value-type="string">
            <text:p>Include Channel in Talkback</text:p>
          </table:table-cell>
          <table:table-cell table:style-name="ce24" office:value-type="string">
            <text:p>kOSCScaleToggle</text:p>
          </table:table-cell>
          <table:table-cell table:style-name="ce24" office:value-type="string">
            <text:p>kOSCScaleNoSend</text:p>
          </table:table-cell>
          <table:table-cell office:value-type="string">
            <text:p>Outputs Only</text:p>
          </table:table-cell>
          <table:table-cell table:number-columns-repeated="6"/>
        </table:table-row>
        <table:table-row table:style-name="ro11">
          <table:table-cell table:style-name="ce23" office:value-type="string">
            <text:p>noTrim</text:p>
          </table:table-cell>
          <table:table-cell table:style-name="ce24" office:value-type="string">
            <text:p>Exclude Channel from Trim</text:p>
          </table:table-cell>
          <table:table-cell table:style-name="ce24" office:value-type="string">
            <text:p>kOSCScaleToggle</text:p>
          </table:table-cell>
          <table:table-cell table:style-name="ce24" office:value-type="string">
            <text:p>kOSCScaleNoSend</text:p>
          </table:table-cell>
          <table:table-cell office:value-type="string">
            <text:p>Outputs Only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gain</text:p>
          </table:table-cell>
          <table:table-cell office:value-type="string">
            <text:p>Microphone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office:value-type="string">
            <text:p>Scale depending on channel and device</text:p>
          </table:table-cell>
          <table:table-cell table:number-columns-repeated="6"/>
        </table:table-row>
        <table:table-row table:style-name="ro3">
          <table:table-cell office:value-type="string">
            <text:p>gainRight</text:p>
          </table:table-cell>
          <table:table-cell office:value-type="string">
            <text:p>Microphone or digtal Input Gain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office:value-type="string">
            <text:p>Only way to set right channel different when channel is stereo</text:p>
          </table:table-cell>
          <table:table-cell table:number-columns-repeated="6"/>
        </table:table-row>
        <table:table-row table:style-name="ro3">
          <table:table-cell office:value-type="string">
            <text:p>refLevel</text:p>
          </table:table-cell>
          <table:table-cell office:value-type="string">
            <text:p>Analog Reference Value</text:p>
          </table:table-cell>
          <table:table-cell table:style-name="ce24" office:value-type="string">
            <text:p>kOSCScaleDirect</text:p>
          </table:table-cell>
          <table:table-cell office:value-type="string">
            <text:p>kOSCScalePrintVal</text:p>
          </table:table-cell>
          <table:table-cell office:value-type="string">
            <text:p>Value 0...3 device and channel dependent</text:p>
          </table:table-cell>
          <table:table-cell table:number-columns-repeated="6"/>
        </table:table-row>
        <table:table-row table:style-name="ro3">
          <table:table-cell office:value-type="string">
            <text:p>width</text:p>
          </table:table-cell>
          <table:table-cell office:value-type="string">
            <text:p>Width-Parameter in TotalMix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office:value-type="string">
            <text:p>only effective in TotalMix (Monitoring)</text:p>
          </table:table-cell>
          <table:table-cell table:number-columns-repeated="6"/>
        </table:table-row>
        <table:table-row table:style-name="ro3">
          <table:table-cell office:value-type="string">
            <text:p>reverbSend</text:p>
          </table:table-cell>
          <table:table-cell office:value-type="string">
            <text:p>Reverb Send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string">
            <text:p>Only Inputs and Playbacks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reverbReturn</text:p>
          </table:table-cell>
          <table:table-cell office:value-type="string">
            <text:p>Reverb Retur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office:value-type="string">
            <text:p>Outputs Only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recordEnable</text:p>
          </table:table-cell>
          <table:table-cell office:value-type="string">
            <text:p>Record Enable for Channel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playChannel</text:p>
          </table:table-cell>
          <table:table-cell table:style-name="ce13" office:value-type="string">
            <text:p>Playback-track (in file) for Channel</text:p>
          </table:table-cell>
          <table:table-cell table:style-name="ce24" office:value-type="string">
            <text:p>kOSCScaleDirect</text:p>
          </table:table-cell>
          <table:table-cell office:value-type="string">
            <text:p>kOSCScalePrintVal</text:p>
          </table:table-cell>
          <table:table-cell office:value-type="string">
            <text:p>Value 0 for off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lowcutEnable</text:p>
          </table:table-cell>
          <table:table-cell office:value-type="string">
            <text:p>Low Cut Enabl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lowcutGrade</text:p>
          </table:table-cell>
          <table:table-cell office:value-type="string">
            <text:p>Low Cut Grade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table:number-columns-repeated="7"/>
        </table:table-row>
        <table:table-row table:style-name="ro3">
          <table:table-cell office:value-type="string">
            <text:p>lowcutFreq</text:p>
          </table:table-cell>
          <table:table-cell office:value-type="string">
            <text:p>Low Cut Corner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eqEnable</text:p>
          </table:table-cell>
          <table:table-cell office:value-type="string">
            <text:p>Parametric EQ enabl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eqType1</text:p>
          </table:table-cell>
          <table:table-cell office:value-type="string">
            <text:p>Band 1 characteristics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office:value-type="string">
            <text:p>Device depending Bell, Low Shelf, High-Pass, (Low Pass) scaled 0...1</text:p>
          </table:table-cell>
          <table:table-cell table:number-columns-repeated="6"/>
        </table:table-row>
        <table:table-row table:style-name="ro3">
          <table:table-cell office:value-type="string">
            <text:p>eqGain1</text:p>
          </table:table-cell>
          <table:table-cell office:value-type="string">
            <text:p>Band 1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eqFreq1</text:p>
          </table:table-cell>
          <table:table-cell office:value-type="string">
            <text:p>Band 1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qQ1</text:p>
          </table:table-cell>
          <table:table-cell office:value-type="string">
            <text:p>Band 1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qGain2</text:p>
          </table:table-cell>
          <table:table-cell office:value-type="string">
            <text:p>Band 2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eqFreq2</text:p>
          </table:table-cell>
          <table:table-cell office:value-type="string">
            <text:p>Band 2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qQ2</text:p>
          </table:table-cell>
          <table:table-cell office:value-type="string">
            <text:p>Band 2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qType3</text:p>
          </table:table-cell>
          <table:table-cell office:value-type="string">
            <text:p>Band 3 characteristics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office:value-type="string">
            <text:p>variants Bell, High Shelf, (Low Pass, High Pass), scaled 0...1</text:p>
          </table:table-cell>
          <table:table-cell table:number-columns-repeated="6"/>
        </table:table-row>
        <table:table-row table:style-name="ro3">
          <table:table-cell office:value-type="string">
            <text:p>eqGain3</text:p>
          </table:table-cell>
          <table:table-cell office:value-type="string">
            <text:p>Band 3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eqFreq3</text:p>
          </table:table-cell>
          <table:table-cell office:value-type="string">
            <text:p>Band 3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qQ3</text:p>
          </table:table-cell>
          <table:table-cell office:value-type="string">
            <text:p>Band 3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compexpEnable</text:p>
          </table:table-cell>
          <table:table-cell office:value-type="string">
            <text:p>Compressor/Expander en.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compexpGain</text:p>
          </table:table-cell>
          <table:table-cell office:value-type="string">
            <text:p>Make-up-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compexpAttack</text:p>
          </table:table-cell>
          <table:table-cell office:value-type="string">
            <text:p>Compressor Attack Tim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compexpRelease</text:p>
          </table:table-cell>
          <table:table-cell office:value-type="string">
            <text:p>Compressor Release Tim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compTrsh</text:p>
          </table:table-cell>
          <table:table-cell office:value-type="string">
            <text:p>Compressor Threshold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compRatio</text:p>
          </table:table-cell>
          <table:table-cell office:value-type="string">
            <text:p>Compressor Ratio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xpTrsh</text:p>
          </table:table-cell>
          <table:table-cell office:value-type="string">
            <text:p>Expander Threshold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expRatio</text:p>
          </table:table-cell>
          <table:table-cell office:value-type="string">
            <text:p>Expander Ratio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alevEnable</text:p>
          </table:table-cell>
          <table:table-cell office:value-type="string">
            <text:p>Auto Level Enabl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alevMaxgain</text:p>
          </table:table-cell>
          <table:table-cell office:value-type="string">
            <text:p>Auto Level Max.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alevHeadroom</text:p>
          </table:table-cell>
          <table:table-cell office:value-type="string">
            <text:p>Auto Level Headroom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3">
          <table:table-cell office:value-type="string">
            <text:p>alevRisetime</text:p>
          </table:table-cell>
          <table:table-cell office:value-type="string">
            <text:p>Auto Level Rise Speed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trackname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labelSubmix</text:p>
          </table:table-cell>
          <table:table-cell office:value-type="string">
            <text:p>Name of selected Submix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levelLef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string">
            <text:p>Peak Hold can be enabled in TotalMix Settings</text:p>
          </table:table-cell>
          <table:table-cell table:number-columns-repeated="6"/>
        </table:table-row>
        <table:table-row table:style-name="ro3">
          <table:table-cell office:value-type="string">
            <text:p>levelRight</text:p>
          </table:table-cell>
          <table:table-cell table:style-name="ce8" office:value-type="string">
            <text:p>Level in dB</text:p>
          </table:table-cell>
          <table:table-cell office:value-type="string">
            <text:p>kOSCScaleLevel</text:p>
          </table:table-cell>
          <table:table-cell office:value-type="string">
            <text:p>kOSCScalePrintdB</text:p>
          </table:table-cell>
          <table:table-cell office:value-type="string">
            <text:p>Measured on „terminals“ (input pre FX, output post FX)</text:p>
          </table:table-cell>
          <table:table-cell table:number-columns-repeated="6"/>
        </table:table-row>
        <table:table-row table:style-name="ro3" table:number-rows-repeated="104849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age3" table:style-name="ta7" table:print="false">
        <office:forms form:automatic-focus="false" form:apply-design-mode="false"/>
        <table:table-column table:style-name="co15" table:number-columns-repeated="4" table:default-cell-style-name="ce7"/>
        <table:table-column table:style-name="co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>
          <table:table-cell table:style-name="ce4" office:value-type="string">
            <text:p>Page 3 – Reverb, Echo, Snapshots,Groups</text:p>
          </table:table-cell>
          <table:table-cell table:number-columns-repeated="10"/>
        </table:table-row>
        <table:table-row table:style-name="ro6">
          <table:table-cell table:style-name="ce4"/>
          <table:table-cell table:number-columns-repeated="10"/>
        </table:table-row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Function</text:p>
          </table:table-cell>
          <table:table-cell table:style-name="ce5" office:value-type="string">
            <text:p>Scale Type Parameter</text:p>
          </table:table-cell>
          <table:table-cell table:style-name="ce5" office:value-type="string">
            <text:p>Scale Type Display Value</text:p>
          </table:table-cell>
          <table:table-cell table:style-name="ce9" office:value-type="string">
            <text:p>Remarks</text:p>
          </table:table-cell>
          <table:table-cell table:number-columns-repeated="6"/>
        </table:table-row>
        <table:table-row table:style-name="ro3">
          <table:table-cell office:value-type="string">
            <text:p>globalMute</text:p>
          </table:table-cell>
          <table:table-cell office:value-type="string">
            <text:p>Mute Enable (globally)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globalSolo</text:p>
          </table:table-cell>
          <table:table-cell office:value-type="string">
            <text:p>Solo Enable (globally)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reverbEnable</text:p>
          </table:table-cell>
          <table:table-cell office:value-type="string">
            <text:p>Reverb Enabl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reverbType</text:p>
          </table:table-cell>
          <table:table-cell office:value-type="string">
            <text:p>Reverb Type (Room)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reverbPredelay</text:p>
          </table:table-cell>
          <table:table-cell office:value-type="string">
            <text:p>Reverb Pre-Delay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reverbLowcut</text:p>
          </table:table-cell>
          <table:table-cell office:value-type="string">
            <text:p>Reverb Low Cut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reverbHighcut</text:p>
          </table:table-cell>
          <table:table-cell office:value-type="string">
            <text:p>Reverb High-Cut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reverbRoomscale</text:p>
          </table:table-cell>
          <table:table-cell office:value-type="string">
            <text:p>Reverb Room Scal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reverbAttack</text:p>
          </table:table-cell>
          <table:table-cell office:value-type="string">
            <text:p>Reverb Attack Tim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office:value-type="string">
            <text:p>only for Envelope types</text:p>
          </table:table-cell>
          <table:table-cell table:number-columns-repeated="6"/>
        </table:table-row>
        <table:table-row table:style-name="ro3">
          <table:table-cell office:value-type="string">
            <text:p>reverbHold</text:p>
          </table:table-cell>
          <table:table-cell office:value-type="string">
            <text:p>Reverb Hold Tim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office:value-type="string">
            <text:p>only for Envelope types</text:p>
          </table:table-cell>
          <table:table-cell table:number-columns-repeated="6"/>
        </table:table-row>
        <table:table-row table:style-name="ro3">
          <table:table-cell office:value-type="string">
            <text:p>reverbRelease</text:p>
          </table:table-cell>
          <table:table-cell office:value-type="string">
            <text:p>Reverb Release Tim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office:value-type="string">
            <text:p>only for Envelope types</text:p>
          </table:table-cell>
          <table:table-cell table:number-columns-repeated="6"/>
        </table:table-row>
        <table:table-row table:style-name="ro3">
          <table:table-cell office:value-type="string">
            <text:p>reverbTime</text:p>
          </table:table-cell>
          <table:table-cell office:value-type="string">
            <text:p>Reverb Tim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office:value-type="string">
            <text:p>only for Space type</text:p>
          </table:table-cell>
          <table:table-cell table:number-columns-repeated="6"/>
        </table:table-row>
        <table:table-row table:style-name="ro3">
          <table:table-cell office:value-type="string">
            <text:p>reverbHighdamp</text:p>
          </table:table-cell>
          <table:table-cell office:value-type="string">
            <text:p>Reverb High-Damp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office:value-type="string">
            <text:p>only for Space type</text:p>
          </table:table-cell>
          <table:table-cell table:number-columns-repeated="6"/>
        </table:table-row>
        <table:table-row table:style-name="ro3">
          <table:table-cell office:value-type="string">
            <text:p>reverbSmooth</text:p>
          </table:table-cell>
          <table:table-cell office:value-type="string">
            <text:p>Smoothness 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reverbWidth</text:p>
          </table:table-cell>
          <table:table-cell office:value-type="string">
            <text:p>Reverb Stereo Width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reverbVolume</text:p>
          </table:table-cell>
          <table:table-cell office:value-type="string">
            <text:p>Reverb Volume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echoEnable</text:p>
          </table:table-cell>
          <table:table-cell office:value-type="string">
            <text:p>Echo Enabl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echoType</text:p>
          </table:table-cell>
          <table:table-cell office:value-type="string">
            <text:p>Echo Type Selection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table:number-columns-repeated="7"/>
        </table:table-row>
        <table:table-row table:style-name="ro3">
          <table:table-cell office:value-type="string">
            <text:p>echoDelaytime</text:p>
          </table:table-cell>
          <table:table-cell office:value-type="string">
            <text:p>Echo Delay Tim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choFeedback</text:p>
          </table:table-cell>
          <table:table-cell office:value-type="string">
            <text:p>Echo Feedback Valu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choWidth</text:p>
          </table:table-cell>
          <table:table-cell office:value-type="string">
            <text:p>Echo Stereo Width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3">
          <table:table-cell office:value-type="string">
            <text:p>echoVolume</text:p>
          </table:table-cell>
          <table:table-cell office:value-type="string">
            <text:p>Echo Volume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undo</text:p>
          </table:table-cell>
          <table:table-cell office:value-type="string">
            <text:p>Trigger Undo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redo</text:p>
          </table:table-cell>
          <table:table-cell office:value-type="string">
            <text:p>Trigger Redo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8/1</text:p>
          </table:table-cell>
          <table:table-cell office:value-type="string">
            <text:p>Load Snapshot 1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7/1</text:p>
          </table:table-cell>
          <table:table-cell office:value-type="string">
            <text:p>Load Snapshot 2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6/1</text:p>
          </table:table-cell>
          <table:table-cell office:value-type="string">
            <text:p>Load Snapshot 3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5/1</text:p>
          </table:table-cell>
          <table:table-cell office:value-type="string">
            <text:p>Load Snapshot 4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4/1</text:p>
          </table:table-cell>
          <table:table-cell office:value-type="string">
            <text:p>Load Snapshot 5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3/1</text:p>
          </table:table-cell>
          <table:table-cell office:value-type="string">
            <text:p>Load Snapshot 6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2/1</text:p>
          </table:table-cell>
          <table:table-cell office:value-type="string">
            <text:p>Load Snapshot 7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napshots/1/1</text:p>
          </table:table-cell>
          <table:table-cell office:value-type="string">
            <text:p>Load Snapshot 8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muteGroups/4/1</text:p>
          </table:table-cell>
          <table:table-cell office:value-type="string">
            <text:p>Enable Mute Group 1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muteGroups/3/1</text:p>
          </table:table-cell>
          <table:table-cell office:value-type="string">
            <text:p>Enable Mute Group 2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muteGroups/2/1</text:p>
          </table:table-cell>
          <table:table-cell office:value-type="string">
            <text:p>Enable Mute Group 3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muteGroups/1/1</text:p>
          </table:table-cell>
          <table:table-cell office:value-type="string">
            <text:p>Enable Mute Group 4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oloGroups/4/1</text:p>
          </table:table-cell>
          <table:table-cell office:value-type="string">
            <text:p>Enable Solo Group 1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oloGroups/3/1</text:p>
          </table:table-cell>
          <table:table-cell office:value-type="string">
            <text:p>Enable Solo Group 2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oloGroups/2/1</text:p>
          </table:table-cell>
          <table:table-cell office:value-type="string">
            <text:p>Enable Solo Group 3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soloGroups/1/1</text:p>
          </table:table-cell>
          <table:table-cell office:value-type="string">
            <text:p>Enable Solo Group 4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faderGroups/4/1</text:p>
          </table:table-cell>
          <table:table-cell office:value-type="string">
            <text:p>Enable Fader Group 1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faderGroups/3/1</text:p>
          </table:table-cell>
          <table:table-cell office:value-type="string">
            <text:p>Enable Fader Group 2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faderGroups/2/1</text:p>
          </table:table-cell>
          <table:table-cell office:value-type="string">
            <text:p>Enable Fader Group 3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faderGroups/1/1</text:p>
          </table:table-cell>
          <table:table-cell office:value-type="string">
            <text:p>Enable Fader Group 4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recordRecordStart</text:p>
          </table:table-cell>
          <table:table-cell office:value-type="string">
            <text:p>Start Record (DuRec)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recordPlayPause</text:p>
          </table:table-cell>
          <table:table-cell office:value-type="string">
            <text:p>Play/Pause (DuRec)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office:value-type="string">
            <text:p>alternating Value 0/1 send by TotalMix FX when paused</text:p>
          </table:table-cell>
          <table:table-cell table:number-columns-repeated="6"/>
        </table:table-row>
        <table:table-row table:style-name="ro3">
          <table:table-cell office:value-type="string">
            <text:p>recordStop</text:p>
          </table:table-cell>
          <table:table-cell office:value-type="string">
            <text:p>Stop Play/Record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recordTime</text:p>
          </table:table-cell>
          <table:table-cell office:value-type="string">
            <text:p>Current Time (DuRec)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3">
          <table:table-cell office:value-type="string">
            <text:p>recordState</text:p>
          </table:table-cell>
          <table:table-cell office:value-type="string">
            <text:p>Current DuRec Stat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office:value-type="string">
            <text:p>Strings “Not ready”, “Stop”, “Record”, “Play”, “Pause”</text:p>
          </table:table-cell>
          <table:table-cell table:number-columns-repeated="6"/>
        </table:table-row>
        <table:table-row table:style-name="ro3" table:number-rows-repeated="1048517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age4" table:style-name="ta4" table:print="false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5" table:number-columns-repeated="2" table:default-cell-style-name="ce7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>
          <table:table-cell table:style-name="ce4" office:value-type="string">
            <text:p>Page 4 – Room EQ (Selecting Page 4 selects Output bus)</text:p>
          </table:table-cell>
          <table:table-cell table:style-name="Default"/>
          <table:table-cell table:style-name="ce25"/>
          <table:table-cell table:number-columns-repeated="8"/>
        </table:table-row>
        <table:table-row table:style-name="ro6">
          <table:table-cell table:style-name="ce4"/>
          <table:table-cell table:number-columns-repeated="10"/>
        </table:table-row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Function</text:p>
          </table:table-cell>
          <table:table-cell table:style-name="ce5" office:value-type="string">
            <text:p>Scale Type Parameter</text:p>
          </table:table-cell>
          <table:table-cell table:style-name="ce5" office:value-type="string">
            <text:p>Scale Type Display Value</text:p>
          </table:table-cell>
          <table:table-cell table:style-name="ce9" office:value-type="string">
            <text:p>Remarks</text:p>
          </table:table-cell>
          <table:table-cell table:number-columns-repeated="6"/>
        </table:table-row>
        <table:table-row table:style-name="ro12">
          <table:table-cell office:value-type="string">
            <text:p>track+</text:p>
          </table:table-cell>
          <table:table-cell table:style-name="ce13" office:value-type="string">
            <text:p>select channel +1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12">
          <table:table-cell office:value-type="string">
            <text:p>track-</text:p>
          </table:table-cell>
          <table:table-cell table:style-name="ce13" office:value-type="string">
            <text:p>select channel -1</text:p>
          </table:table-cell>
          <table:table-cell office:value-type="string">
            <text:p>kOSCScaleNoSend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3">
          <table:table-cell office:value-type="string">
            <text:p>leftChannel</text:p>
          </table:table-cell>
          <table:table-cell office:value-type="string">
            <text:p>Selects left channel parameters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style-name="ce26" office:value-type="string">
            <text:p>If leftChannel and rightChannel are activ, parameters are displayed from left channel and sent to both channels</text:p>
          </table:table-cell>
          <table:table-cell table:number-columns-repeated="6"/>
        </table:table-row>
        <table:table-row table:style-name="ro2">
          <table:table-cell office:value-type="string">
            <text:p>rightChannel</text:p>
          </table:table-cell>
          <table:table-cell office:value-type="string">
            <text:p>Selects right channel parameters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reqDelay</text:p>
          </table:table-cell>
          <table:table-cell office:value-type="string">
            <text:p>Delay Value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VolumeCorr</text:p>
          </table:table-cell>
          <table:table-cell office:value-type="string">
            <text:p>Volume Correction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reqEnable</text:p>
          </table:table-cell>
          <table:table-cell office:value-type="string">
            <text:p>Parametric EQ enable</text:p>
          </table:table-cell>
          <table:table-cell office:value-type="string">
            <text:p>kOSCScaleToggle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>
          <table:table-cell office:value-type="string">
            <text:p>reqType1</text:p>
          </table:table-cell>
          <table:table-cell office:value-type="string">
            <text:p>Band 1 characteristics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office:value-type="string">
            <text:p>variants Bell, Low Shelf, High Pass, Low Pass, scaled 0...1</text:p>
          </table:table-cell>
          <table:table-cell table:number-columns-repeated="6"/>
        </table:table-row>
        <table:table-row table:style-name="ro2">
          <table:table-cell office:value-type="string">
            <text:p>reqType8</text:p>
          </table:table-cell>
          <table:table-cell office:value-type="string">
            <text:p>Band 8 characteristics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office:value-type="string">
            <text:p>variants Bell, High Shelf, Low Pass, High Pass, scaled 0...1</text:p>
          </table:table-cell>
          <table:table-cell table:number-columns-repeated="6"/>
        </table:table-row>
        <table:table-row table:style-name="ro2">
          <table:table-cell office:value-type="string">
            <text:p>reqType9</text:p>
          </table:table-cell>
          <table:table-cell office:value-type="string">
            <text:p>Band 9 characteristics</text:p>
          </table:table-cell>
          <table:table-cell office:value-type="string">
            <text:p>kOSCScaleLin01</text:p>
          </table:table-cell>
          <table:table-cell office:value-type="string">
            <text:p>kOSCPrintSelection</text:p>
          </table:table-cell>
          <table:table-cell office:value-type="string">
            <text:p>variants Bell, High Shelf, Low Pass, High Pass, scaled 0...1</text:p>
          </table:table-cell>
          <table:table-cell table:number-columns-repeated="6"/>
        </table:table-row>
        <table:table-row table:style-name="ro2">
          <table:table-cell office:value-type="string">
            <text:p>reqGain1</text:p>
          </table:table-cell>
          <table:table-cell office:value-type="string">
            <text:p>Band 1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1</text:p>
          </table:table-cell>
          <table:table-cell office:value-type="string">
            <text:p>Band 1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1</text:p>
          </table:table-cell>
          <table:table-cell office:value-type="string">
            <text:p>Band 1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2</text:p>
          </table:table-cell>
          <table:table-cell office:value-type="string">
            <text:p>Band 2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2</text:p>
          </table:table-cell>
          <table:table-cell office:value-type="string">
            <text:p>Band 2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2</text:p>
          </table:table-cell>
          <table:table-cell office:value-type="string">
            <text:p>Band 2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3</text:p>
          </table:table-cell>
          <table:table-cell office:value-type="string">
            <text:p>Band 3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3</text:p>
          </table:table-cell>
          <table:table-cell office:value-type="string">
            <text:p>Band 3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3</text:p>
          </table:table-cell>
          <table:table-cell office:value-type="string">
            <text:p>Band 3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4</text:p>
          </table:table-cell>
          <table:table-cell office:value-type="string">
            <text:p>Band 4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4</text:p>
          </table:table-cell>
          <table:table-cell office:value-type="string">
            <text:p>Band 4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4</text:p>
          </table:table-cell>
          <table:table-cell office:value-type="string">
            <text:p>Band 4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5</text:p>
          </table:table-cell>
          <table:table-cell office:value-type="string">
            <text:p>Band 5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5</text:p>
          </table:table-cell>
          <table:table-cell office:value-type="string">
            <text:p>Band 5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5</text:p>
          </table:table-cell>
          <table:table-cell office:value-type="string">
            <text:p>Band 5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6</text:p>
          </table:table-cell>
          <table:table-cell office:value-type="string">
            <text:p>Band 6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6</text:p>
          </table:table-cell>
          <table:table-cell office:value-type="string">
            <text:p>Band 6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6</text:p>
          </table:table-cell>
          <table:table-cell office:value-type="string">
            <text:p>Band 6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7</text:p>
          </table:table-cell>
          <table:table-cell office:value-type="string">
            <text:p>Band 7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7</text:p>
          </table:table-cell>
          <table:table-cell office:value-type="string">
            <text:p>Band 7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7</text:p>
          </table:table-cell>
          <table:table-cell office:value-type="string">
            <text:p>Band 7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8</text:p>
          </table:table-cell>
          <table:table-cell office:value-type="string">
            <text:p>Band 8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8</text:p>
          </table:table-cell>
          <table:table-cell office:value-type="string">
            <text:p>Band 8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8</text:p>
          </table:table-cell>
          <table:table-cell office:value-type="string">
            <text:p>Band 8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Gain9</text:p>
          </table:table-cell>
          <table:table-cell office:value-type="string">
            <text:p>Band 9 Gain</text:p>
          </table:table-cell>
          <table:table-cell office:value-type="string">
            <text:p>kOSCScaleLin01</text:p>
          </table:table-cell>
          <table:table-cell office:value-type="string">
            <text:p>kOSCScalePrintdB</text:p>
          </table:table-cell>
          <table:table-cell table:number-columns-repeated="7"/>
        </table:table-row>
        <table:table-row table:style-name="ro2">
          <table:table-cell office:value-type="string">
            <text:p>reqFreq9</text:p>
          </table:table-cell>
          <table:table-cell office:value-type="string">
            <text:p>Band 9 Freq.</text:p>
          </table:table-cell>
          <table:table-cell office:value-type="string">
            <text:p>kOSCScaleFreq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office:value-type="string">
            <text:p>reqQ9</text:p>
          </table:table-cell>
          <table:table-cell office:value-type="string">
            <text:p>Band 9 Q</text:p>
          </table:table-cell>
          <table:table-cell office:value-type="string">
            <text:p>kOSCScaleLin01</text:p>
          </table:table-cell>
          <table:table-cell office:value-type="string">
            <text:p>kOSCScalePrintVal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trackname</text:p>
          </table:table-cell>
          <table:table-cell office:value-type="string">
            <text:p>Channel Name</text:p>
          </table:table-cell>
          <table:table-cell office:value-type="string">
            <text:p>kOSCScaleString</text:p>
          </table:table-cell>
          <table:table-cell office:value-type="string">
            <text:p>kOSCScaleNoSend</text:p>
          </table:table-cell>
          <table:table-cell table:number-columns-repeated="7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type" svg:font-family="Monotype"/>
    <style:font-face style:name="Segoe UI" svg:font-family="'Segoe UI'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.07.2024</text:date>, <text:time>13:50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one_20_paged" style:display-name="PageStyle_none paged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Page1" style:display-name="PageStyle_Page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Page2" style:display-name="PageStyle_Page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Page3" style:display-name="PageStyle_Page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Comments" style:display-name="PageStyle_Comm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2T13:50:04.54</dc:date>
    <meta:editing-cycles>47</meta:editing-cycles>
    <meta:editing-duration>PT17H25S</meta:editing-duration>
    <meta:generator>OpenOffice/4.1.13$Win32 OpenOffice.org_project/4113m1$Build-9810</meta:generator>
    <meta:document-statistic meta:table-count="6" meta:cell-count="1311" meta:object-count="0"/>
  </office:meta>
</office:document-meta>
</file>